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006e" officeooo:paragraph-rsid="001800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iostream&gt;</text:p>
      <text:p text:style-name="Standard">#include&lt;math.h&gt;</text:p>
      <text:p text:style-name="Standard">using namespace std;</text:p>
      <text:p text:style-name="Standard">struct Bstnode</text:p>
      <text:p text:style-name="Standard">{</text:p>
      <text:p text:style-name="Standard"><text:s text:c="2"/>int data;</text:p>
      <text:p text:style-name="Standard"><text:s text:c="2"/>Bstnode *left=NULL;</text:p>
      <text:p text:style-name="Standard"><text:s text:c="2"/>Bstnode *right=NULL;</text:p>
      <text:p text:style-name="Standard">};</text:p>
      <text:p text:style-name="Standard">class Btree</text:p>
      <text:p text:style-name="Standard">{</text:p>
      <text:p text:style-name="Standard"><text:s text:c="2"/>int n,x,flag;</text:p>
      <text:p text:style-name="Standard"><text:s text:c="2"/>public:</text:p>
      <text:p text:style-name="Standard"><text:s text:c="5"/>Bstnode *root;</text:p>
      <text:p text:style-name="Standard"><text:s text:c="5"/>Btree()</text:p>
      <text:p text:style-name="Standard"><text:s text:c="5"/>{</text:p>
      <text:p text:style-name="Standard"><text:s text:c="7"/>root=NULL;</text:p>
      <text:p text:style-name="Standard"><text:s text:c="5"/>}</text:p>
      <text:p text:style-name="Standard"><text:s text:c="5"/>Bstnode *GetNewNode(int in_data)</text:p>
      <text:p text:style-name="Standard"><text:s text:c="5"/>{</text:p>
      <text:p text:style-name="Standard"><text:s text:c="7"/>Bstnode *ptr=new Bstnode();</text:p>
      <text:p text:style-name="Standard"><text:s text:c="7"/>ptr-&gt;data=in_data;</text:p>
      <text:p text:style-name="Standard"><text:s text:c="7"/>ptr-&gt;left=NULL;</text:p>
      <text:p text:style-name="Standard"><text:s text:c="7"/>ptr-&gt;right=NULL;</text:p>
      <text:p text:style-name="Standard"><text:s text:c="7"/>return ptr; <text:s text:c="6"/></text:p>
      <text:p text:style-name="Standard"><text:s text:c="5"/>}</text:p>
      <text:p text:style-name="Standard"><text:s text:c="5"/>Bstnode *insert(Bstnode *temp,int in_data)</text:p>
      <text:p text:style-name="Standard"><text:s text:c="5"/>{</text:p>
      <text:p text:style-name="Standard"><text:s text:c="7"/>if(temp==NULL)</text:p>
      <text:p text:style-name="Standard"><text:s text:c="7"/>{</text:p>
      <text:p text:style-name="Standard"><text:s text:c="9"/>temp=GetNewNode(in_data);</text:p>
      <text:p text:style-name="Standard"><text:s text:c="7"/>}</text:p>
      <text:p text:style-name="Standard"><text:s text:c="7"/>else if(temp-&gt;data &gt; in_data)</text:p>
      <text:p text:style-name="Standard"><text:s text:c="7"/>{</text:p>
      <text:p text:style-name="Standard"><text:s text:c="9"/>temp-&gt;left=insert(temp-&gt;left,in_data);</text:p>
      <text:p text:style-name="Standard"><text:s text:c="7"/>}</text:p>
      <text:p text:style-name="Standard"><text:s text:c="7"/>else</text:p>
      <text:p text:style-name="Standard"><text:s text:c="7"/>{</text:p>
      <text:p text:style-name="Standard"><text:s text:c="9"/>temp-&gt;right=insert(temp-&gt;right,in_data);</text:p>
      <text:p text:style-name="Standard"><text:s text:c="7"/>}</text:p>
      <text:p text:style-name="Standard"><text:s text:c="7"/>return temp;</text:p>
      <text:p text:style-name="Standard"><text:s text:c="5"/>}</text:p>
      <text:p text:style-name="Standard"><text:s text:c="5"/></text:p>
      <text:p text:style-name="Standard"><text:s text:c="5"/>void input()</text:p>
      <text:p text:style-name="Standard"><text:s text:c="5"/>{</text:p>
      <text:p text:style-name="Standard"><text:s text:c="7"/>cout&lt;&lt;"ENTER NUMBER OF ELEMENTS IN THE BST: ";</text:p>
      <text:p text:style-name="Standard"><text:s text:c="7"/>cin&gt;&gt;n;</text:p>
      <text:p text:style-name="Standard"><text:s text:c="7"/>for(int i=0;i&lt;n;i++)</text:p>
      <text:p text:style-name="Standard"><text:s text:c="7"/>{</text:p>
      <text:p text:style-name="Standard"><text:s text:c="9"/>cout&lt;&lt;"NUMBER= ";</text:p>
      <text:p text:style-name="Standard"><text:s text:c="9"/>cin&gt;&gt;x;</text:p>
      <text:p text:style-name="Standard"><text:s text:c="9"/>root=insert(root,x);</text:p>
      <text:p text:style-name="Standard"><text:soft-page-break/><text:s text:c="7"/>}</text:p>
      <text:p text:style-name="Standard"><text:s text:c="5"/>}</text:p>
      <text:p text:style-name="Standard"><text:s text:c="5"/></text:p>
      <text:p text:style-name="Standard"><text:s text:c="5"/>int search(Bstnode *temp,int in_data)</text:p>
      <text:p text:style-name="Standard"><text:s text:c="5"/>{</text:p>
      <text:p text:style-name="Standard"><text:s text:c="7"/>if(temp!=NULL)</text:p>
      <text:p text:style-name="Standard"><text:s text:c="7"/>{</text:p>
      <text:p text:style-name="Standard"><text:s text:c="9"/>if(temp-&gt;data==in_data)</text:p>
      <text:p text:style-name="Standard"><text:s text:c="9"/>{</text:p>
      <text:p text:style-name="Standard"><text:s text:c="11"/>cout&lt;&lt;":-- RECORD FOUND --:"&lt;&lt;endl;</text:p>
      <text:p text:style-name="Standard"><text:s text:c="11"/>return 1;</text:p>
      <text:p text:style-name="Standard"><text:s text:c="9"/>}</text:p>
      <text:p text:style-name="Standard"><text:s text:c="9"/>else if(in_data &lt; temp-&gt;data)</text:p>
      <text:p text:style-name="Standard"><text:s text:c="9"/>{</text:p>
      <text:p text:style-name="Standard"><text:s text:c="11"/>this-&gt;search(temp-&gt;left,in_data);</text:p>
      <text:p text:style-name="Standard"><text:s text:c="9"/>}</text:p>
      <text:p text:style-name="Standard"><text:s text:c="9"/>else if(in_data &gt; temp-&gt;data)</text:p>
      <text:p text:style-name="Standard"><text:s text:c="9"/>{</text:p>
      <text:p text:style-name="Standard"><text:s text:c="11"/>this-&gt;search(temp-&gt;right,in_data);</text:p>
      <text:p text:style-name="Standard"><text:s text:c="9"/>}</text:p>
      <text:p text:style-name="Standard"><text:s text:c="7"/>}</text:p>
      <text:p text:style-name="Standard"><text:s text:c="7"/>else</text:p>
      <text:p text:style-name="Standard"><text:s text:c="7"/>{</text:p>
      <text:p text:style-name="Standard"><text:s text:c="9"/>return 0;</text:p>
      <text:p text:style-name="Standard"><text:s text:c="7"/>}</text:p>
      <text:p text:style-name="Standard"><text:s text:c="5"/>}</text:p>
      <text:p text:style-name="Standard"><text:s text:c="5"/></text:p>
      <text:p text:style-name="Standard"><text:s text:c="5"/>void minvalue(Bstnode *temp)</text:p>
      <text:p text:style-name="Standard"><text:s text:c="5"/>{</text:p>
      <text:p text:style-name="Standard"><text:s text:c="7"/>while(temp-&gt;left!=NULL)</text:p>
      <text:p text:style-name="Standard"><text:s text:c="7"/>{</text:p>
      <text:p text:style-name="Standard"><text:s text:c="9"/>temp=temp-&gt;left;</text:p>
      <text:p text:style-name="Standard"><text:s text:c="7"/>}</text:p>
      <text:p text:style-name="Standard"><text:s text:c="7"/>cout&lt;&lt;"MINIMUM VALUE = "&lt;&lt;temp-&gt;data&lt;&lt;endl;</text:p>
      <text:p text:style-name="Standard"><text:s text:c="5"/>}</text:p>
      <text:p text:style-name="Standard"><text:s text:c="5"/></text:p>
      <text:p text:style-name="Standard"><text:s text:c="5"/>void maxvalue(Bstnode *temp)</text:p>
      <text:p text:style-name="Standard"><text:s text:c="5"/>{</text:p>
      <text:p text:style-name="Standard"><text:s text:c="7"/>while(temp-&gt;right!=NULL)</text:p>
      <text:p text:style-name="Standard"><text:s text:c="7"/>{</text:p>
      <text:p text:style-name="Standard"><text:s text:c="9"/>temp=temp-&gt;right;</text:p>
      <text:p text:style-name="Standard"><text:s text:c="7"/>}</text:p>
      <text:p text:style-name="Standard"><text:s text:c="7"/>cout&lt;&lt;"MAXIMUM VALUE = "&lt;&lt;temp-&gt;data&lt;&lt;endl;</text:p>
      <text:p text:style-name="Standard"><text:s text:c="5"/>}</text:p>
      <text:p text:style-name="Standard"><text:s text:c="5"/></text:p>
      <text:p text:style-name="Standard"><text:s text:c="5"/>void mirror(Bstnode *temp)</text:p>
      <text:p text:style-name="Standard"><text:s text:c="5"/>{</text:p>
      <text:p text:style-name="Standard"><text:s text:c="7"/>if(temp==NULL)</text:p>
      <text:p text:style-name="Standard"><text:s text:c="7"/>{</text:p>
      <text:p text:style-name="Standard"><text:s text:c="9"/>return;</text:p>
      <text:p text:style-name="Standard"><text:s text:c="7"/>}</text:p>
      <text:p text:style-name="Standard"><text:s text:c="7"/>else</text:p>
      <text:p text:style-name="Standard"><text:soft-page-break/><text:s text:c="7"/>{</text:p>
      <text:p text:style-name="Standard"><text:s text:c="9"/>Bstnode *ptr;</text:p>
      <text:p text:style-name="Standard"><text:s text:c="9"/>mirror(temp-&gt;left);</text:p>
      <text:p text:style-name="Standard"><text:s text:c="9"/>mirror(temp-&gt;right);</text:p>
      <text:p text:style-name="Standard"><text:s text:c="9"/>ptr=temp-&gt;left;</text:p>
      <text:p text:style-name="Standard"><text:s text:c="9"/>temp-&gt;left=temp-&gt;right;</text:p>
      <text:p text:style-name="Standard"><text:s text:c="9"/>temp-&gt;right=ptr;</text:p>
      <text:p text:style-name="Standard"><text:s text:c="7"/>}</text:p>
      <text:p text:style-name="Standard"><text:s text:c="5"/>}</text:p>
      <text:p text:style-name="Standard"><text:s text:c="5"/></text:p>
      <text:p text:style-name="Standard"><text:s text:c="5"/>void display()</text:p>
      <text:p text:style-name="Standard"><text:s text:c="5"/>{</text:p>
      <text:p text:style-name="Standard"><text:s text:c="7"/>cout&lt;&lt;endl&lt;&lt;"---- INORDER TRAVERSAL ----"&lt;&lt;endl;</text:p>
      <text:p text:style-name="Standard"><text:s text:c="7"/>inorder(root);</text:p>
      <text:p text:style-name="Standard"><text:s text:c="7"/>cout&lt;&lt;endl;</text:p>
      <text:p text:style-name="Standard"><text:s text:c="12"/>} </text:p>
      <text:p text:style-name="Standard"><text:s text:c="5"/></text:p>
      <text:p text:style-name="Standard"><text:s text:c="5"/>void inorder(Bstnode *temp)</text:p>
      <text:p text:style-name="Standard"><text:s text:c="5"/>{</text:p>
      <text:p text:style-name="Standard"><text:s text:c="7"/>if(temp!=NULL)</text:p>
      <text:p text:style-name="Standard"><text:s text:c="7"/>{</text:p>
      <text:p text:style-name="Standard"><text:s text:c="9"/>inorder(temp-&gt;left);</text:p>
      <text:p text:style-name="Standard"><text:s text:c="9"/>cout&lt;&lt;temp-&gt;data&lt;&lt;" ";</text:p>
      <text:p text:style-name="Standard"><text:s text:c="9"/>inorder(temp-&gt;right);</text:p>
      <text:p text:style-name="Standard"><text:s text:c="7"/>}</text:p>
      <text:p text:style-name="Standard"><text:s text:c="5"/>}</text:p>
      <text:p text:style-name="Standard"><text:s text:c="5"/></text:p>
      <text:p text:style-name="Standard"><text:s text:c="10"/></text:p>
      <text:p text:style-name="Standard"><text:s text:c="5"/>int depth(Bstnode *temp)</text:p>
      <text:p text:style-name="Standard"><text:s text:c="5"/>{</text:p>
      <text:p text:style-name="Standard"><text:s text:c="7"/>if(temp!=NULL)</text:p>
      <text:p text:style-name="Standard"><text:s text:c="10"/>//return 0;</text:p>
      <text:p text:style-name="Standard"><text:s text:c="10"/>return(max((depth(temp-&gt;left)),(depth(temp-&gt;right)))+1);</text:p>
      <text:p text:style-name="Standard"><text:s text:c="5"/>}</text:p>
      <text:p text:style-name="Standard">};</text:p>
      <text:p text:style-name="Standard"/>
      <text:p text:style-name="Standard">int main()</text:p>
      <text:p text:style-name="Standard">{</text:p>
      <text:p text:style-name="Standard"><text:s text:c="2"/>int ch,val,cnt;</text:p>
      <text:p text:style-name="Standard"><text:s text:c="2"/>int a=0;</text:p>
      <text:p text:style-name="Standard"><text:s text:c="2"/>Btree obj;</text:p>
      <text:p text:style-name="Standard"><text:s text:c="2"/>obj.input();</text:p>
      <text:p text:style-name="Standard"><text:s text:c="2"/>obj.display();</text:p>
      <text:p text:style-name="Standard"><text:s text:c="2"/>cout&lt;&lt;" 1.Number of nodes in longest path \n 2.Minimum Data Value found in the tree";</text:p>
      <text:p text:style-name="Standard"><text:s text:c="2"/>cout&lt;&lt;"\n 3.Maximum Data Value found in the tree";</text:p>
      <text:p text:style-name="Standard"><text:s text:c="2"/>cout&lt;&lt;"\n 4.Change a tree so that the roles of the left and right pointers are swapped at every node";</text:p>
      <text:p text:style-name="Standard"><text:s text:c="2"/>cout&lt;&lt;"\n 5.Search a Value \n 6.Inorder Traversal \n 7.Preorder Traversal \n 8.Postorder Traversal \n 9.Exit";</text:p>
      <text:p text:style-name="Standard"><text:s text:c="2"/>do</text:p>
      <text:p text:style-name="Standard"><text:s text:c="2"/>{</text:p>
      <text:p text:style-name="Standard"><text:s text:c="5"/>cout&lt;&lt;"\n Enter a Choice: "&lt;&lt;endl;</text:p>
      <text:p text:style-name="Standard"><text:soft-page-break/><text:s text:c="5"/>cin&gt;&gt;ch;</text:p>
      <text:p text:style-name="Standard"><text:s text:c="4"/>switch(ch)</text:p>
      <text:p text:style-name="Standard"><text:s text:c="4"/>{</text:p>
      <text:p text:style-name="Standard"><text:s text:c="7"/>case 1:</text:p>
      <text:p text:style-name="Standard"><text:s text:c="10"/>cout&lt;&lt;endl&lt;&lt;obj.depth(obj.root)&lt;&lt;endl;</text:p>
      <text:p text:style-name="Standard"><text:s text:c="10"/>break;</text:p>
      <text:p text:style-name="Standard"><text:s text:c="7"/>case 2:</text:p>
      <text:p text:style-name="Standard"><text:s text:c="10"/>obj.minvalue(obj.root);</text:p>
      <text:p text:style-name="Standard"><text:s text:c="10"/>break;</text:p>
      <text:p text:style-name="Standard"><text:s text:c="7"/>case 3:</text:p>
      <text:p text:style-name="Standard"><text:s text:c="10"/>obj.maxvalue(obj.root);</text:p>
      <text:p text:style-name="Standard"><text:s text:c="10"/>break;</text:p>
      <text:p text:style-name="Standard"><text:s text:c="7"/>case 4:</text:p>
      <text:p text:style-name="Standard"><text:s text:c="9"/>obj.mirror(obj.root);</text:p>
      <text:p text:style-name="Standard"><text:s text:c="9"/>obj.display();</text:p>
      <text:p text:style-name="Standard"><text:s text:c="9"/>break;</text:p>
      <text:p text:style-name="Standard"><text:s text:c="7"/>case 5:</text:p>
      <text:p text:style-name="Standard"><text:s text:c="9"/>cout&lt;&lt;"Enter value to be search: ";</text:p>
      <text:p text:style-name="Standard"><text:s text:c="9"/>cin&gt;&gt;val;</text:p>
      <text:p text:style-name="Standard"><text:s text:c="9"/>a=obj.search(obj.root,val);</text:p>
      <text:p text:style-name="Standard"><text:s text:c="9"/>if(a==0)</text:p>
      <text:p text:style-name="Standard"><text:s text:c="9"/>{</text:p>
      <text:p text:style-name="Standard"><text:s text:c="12"/>cout&lt;&lt;"ELEMENT NOT FOUND"&lt;&lt;endl;</text:p>
      <text:p text:style-name="Standard"><text:s text:c="9"/>}</text:p>
      <text:p text:style-name="Standard"><text:s text:c="9"/>else</text:p>
      <text:p text:style-name="Standard"><text:s text:c="11"/>cout&lt;&lt;"ELEMENT FOUND"&lt;&lt;endl;</text:p>
      <text:p text:style-name="Standard"><text:s text:c="9"/>cout&lt;&lt;endl&lt;&lt;a&lt;&lt;endl;</text:p>
      <text:p text:style-name="Standard"><text:s text:c="9"/>break;</text:p>
      <text:p text:style-name="Standard"><text:s text:c="7"/>case 6:</text:p>
      <text:p text:style-name="Standard"><text:s text:c="9"/>cout&lt;&lt;endl&lt;&lt;"---- INORDER TRAVERSAL ----"&lt;&lt;endl;</text:p>
      <text:p text:style-name="Standard"><text:s text:c="9"/>obj.inorder(obj.root);</text:p>
      <text:p text:style-name="Standard"><text:s text:c="9"/>cout&lt;&lt;endl;</text:p>
      <text:p text:style-name="Standard"><text:s text:c="9"/>break;</text:p>
      <text:p text:style-name="Standard"><text:s text:c="6"/>case 7:</text:p>
      <text:p text:style-name="Standard"><text:s text:c="9"/>exit(0);</text:p>
      <text:p text:style-name="Standard"><text:s text:c="3"/>}</text:p>
      <text:p text:style-name="Standard"><text:s text:c="3"/>cout&lt;&lt;"Do you want to continue(yes=1 and no=0): "&lt;&lt;endl;</text:p>
      <text:p text:style-name="Standard"><text:s text:c="3"/>cin&gt;&gt;cnt;</text:p>
      <text:p text:style-name="Standard"><text:s text:c="2"/>}while(cnt==1);</text:p>
      <text:p text:style-name="Standard"><text:s text:c="2"/>return 0;</text:p>
      <text:p text:style-name="Standard">}</text:p>
      <text:p text:style-name="P1">OUTPUT:-</text:p>
      <text:p text:style-name="P1"/>
      <text:p text:style-name="P1">ENTER NUMBER OF ELEMENTS IN THE BST: 5</text:p>
      <text:p text:style-name="P1">NUMBER= 1</text:p>
      <text:p text:style-name="P1">NUMBER= 2</text:p>
      <text:p text:style-name="P1">NUMBER= 3</text:p>
      <text:p text:style-name="P1">NUMBER= 6</text:p>
      <text:p text:style-name="P1">NUMBER= 7</text:p>
      <text:p text:style-name="P1"/>
      <text:p text:style-name="P1">---- INORDER TRAVERSAL ----</text:p>
      <text:p text:style-name="P1">1 2 3 6 7 </text:p>
      <text:p text:style-name="P1"><text:soft-page-break/><text:s/>1.Number of nodes in longest path </text:p>
      <text:p text:style-name="P1"><text:s/>2.Minimum Data Value found in the tree</text:p>
      <text:p text:style-name="P1"><text:s/>3.Maximum Data Value found in the tree</text:p>
      <text:p text:style-name="P1"><text:s/>4.Change a tree so that the roles of the left and right pointers are swapped at every node</text:p>
      <text:p text:style-name="P1"><text:s/>5.Search a Value </text:p>
      <text:p text:style-name="P1"><text:s/>6.Inorder Traversal </text:p>
      <text:p text:style-name="P1"><text:s/>7.Preorder Traversal </text:p>
      <text:p text:style-name="P1"><text:s/>8.Postorder Traversal </text:p>
      <text:p text:style-name="P1"><text:s/>9.Exit</text:p>
      <text:p text:style-name="P1"><text:s/>Enter a Choice: </text:p>
      <text:p text:style-name="P1">1</text:p>
      <text:p text:style-name="P1"/>
      <text:p text:style-name="P1">-27526411</text:p>
      <text:p text:style-name="P1">Do you want to continue(yes=1 and no=0): </text:p>
      <text:p text:style-name="P1">1</text:p>
      <text:p text:style-name="P1"/>
      <text:p text:style-name="P1"><text:s/>Enter a Choice: </text:p>
      <text:p text:style-name="P1">2</text:p>
      <text:p text:style-name="P1">MINIMUM VALUE = 1</text:p>
      <text:p text:style-name="P1">Do you want to continue(yes=1 and no=0): </text:p>
      <text:p text:style-name="P1">1</text:p>
      <text:p text:style-name="P1"/>
      <text:p text:style-name="P1"><text:s/>Enter a Choice: </text:p>
      <text:p text:style-name="P1">3</text:p>
      <text:p text:style-name="P1">MAXIMUM VALUE = 7</text:p>
      <text:p text:style-name="P1">Do you want to continue(yes=1 and no=0): </text:p>
      <text:p text:style-name="P1">1</text:p>
      <text:p text:style-name="P1"/>
      <text:p text:style-name="P1"><text:s/>Enter a Choice: </text:p>
      <text:p text:style-name="P1">4</text:p>
      <text:p text:style-name="P1"/>
      <text:p text:style-name="P1">---- INORDER TRAVERSAL ----</text:p>
      <text:p text:style-name="P1">7 6 3 2 1 </text:p>
      <text:p text:style-name="P1">Do you want to continue(yes=1 and no=0): </text:p>
      <text:p text:style-name="P1">1</text:p>
      <text:p text:style-name="P1"/>
      <text:p text:style-name="P1"><text:s/>Enter a Choice: </text:p>
      <text:p text:style-name="P1">5</text:p>
      <text:p text:style-name="P1">Enter value to be search: 2</text:p>
      <text:p text:style-name="P1">ELEMENT NOT FOUND</text:p>
      <text:p text:style-name="P1"/>
      <text:p text:style-name="P1">0</text:p>
      <text:p text:style-name="P1">Do you want to continue(yes=1 and no=0): </text:p>
      <text:p text:style-name="P1">1</text:p>
      <text:p text:style-name="P1"/>
      <text:p text:style-name="P1"><text:s/>Enter a Choice: </text:p>
      <text:p text:style-name="P1">6</text:p>
      <text:p text:style-name="P1"/>
      <text:p text:style-name="P1">---- INORDER TRAVERSAL ----</text:p>
      <text:p text:style-name="P1">7 6 3 2 1 </text:p>
      <text:p text:style-name="P1">Do you want to continue(yes=1 and no=0): </text:p>
      <text:p text:style-name="P1">1</text:p>
      <text:p text:style-name="P1"><text:soft-page-break/></text:p>
      <text:p text:style-name="P1"><text:s/>Enter a Choice: </text:p>
      <text:p text:style-name="P1">7</text:p>
      <text:p text:style-name="P1"/>
      <text:p text:style-name="P1"/>
      <text:p text:style-name="P1">=== Code Execution Successful ===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5:18:52.101895974</meta:creation-date>
    <dc:date>2024-04-19T15:20:42.506172195</dc:date>
    <meta:editing-duration>PT1M50S</meta:editing-duration>
    <meta:editing-cycles>1</meta:editing-cycles>
    <meta:document-statistic meta:table-count="0" meta:image-count="0" meta:object-count="0" meta:page-count="6" meta:paragraph-count="249" meta:word-count="537" meta:character-count="4869" meta:non-whitespace-character-count="3304"/>
    <meta:generator>LibreOffice/7.3.7.2$Linux_X86_64 LibreOffice_project/30$Build-2</meta:generator>
  </office:meta>
</office:document-meta>
</file>